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SECI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Каталог среды жизненного цикла ПО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Каталог среды жизненного цикла ПО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КТ-178В/DO-178C п.11.15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РПАШ.00002 92 15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37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